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FreeSans" svg:font-family="FreeSans"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el" style:master-page-name="MPF0" style:family="paragraph">
      <style:paragraph-properties fo:break-before="page"/>
      <style:text-properties fo:language="de" fo:country="DE"/>
    </style:style>
    <style:style style:name="P2" style:parent-style-name="Untertitel" style:family="paragraph">
      <style:text-properties fo:language="de" fo:country="DE"/>
    </style:style>
    <style:style style:name="P3" style:parent-style-name="Untertitel" style:family="paragraph">
      <style:text-properties fo:language="de" fo:country="DE"/>
    </style:style>
    <style:style style:name="P4" style:parent-style-name="Untertitel" style:family="paragraph">
      <style:text-properties fo:language="de" fo:country="DE"/>
    </style:style>
    <style:style style:name="P5" style:parent-style-name="ContentsHeading" style:family="paragraph">
      <style:paragraph-properties>
        <style:tab-stops>
          <style:tab-stop style:type="right" style:leader-style="dotted" style:leader-text="." style:position="6.5319in"/>
        </style:tab-stops>
      </style:paragraph-properties>
    </style:style>
    <style:style style:name="T6" style:parent-style-name="Absatz-Standardschriftart" style:family="text">
      <style:text-properties fo:background-color="#FFF200" fo:language="de" fo:country="DE"/>
    </style:style>
    <style:style style:name="T7" style:parent-style-name="Absatz-Standardschriftart" style:family="text">
      <style:text-properties fo:background-color="#FFF200" fo:language="de" fo:country="DE"/>
    </style:style>
    <style:style style:name="P8" style:parent-style-name="Textbody" style:family="paragraph">
      <style:text-properties fo:background-color="#FFF200" fo:language="de" fo:country="DE"/>
    </style:style>
    <style:style style:name="P9" style:parent-style-name="Textbody" style:family="paragraph">
      <style:text-properties fo:background-color="#FFF200" fo:language="de" fo:country="DE"/>
    </style:style>
    <style:style style:name="P10" style:parent-style-name="Textbody" style:family="paragraph">
      <style:text-properties fo:font-weight="bold" style:font-weight-asian="bold" style:font-weight-complex="bold" fo:background-color="#FFF200" fo:language="de" fo:country="DE"/>
    </style:style>
    <style:style style:name="P11" style:parent-style-name="Überschrift1" style:family="paragraph">
      <style:text-properties fo:language="de" fo:country="DE"/>
    </style:style>
    <style:style style:name="P12" style:parent-style-name="Textbody" style:family="paragraph">
      <style:text-properties fo:language="de" fo:country="DE"/>
    </style:style>
    <style:style style:name="P13" style:parent-style-name="Textbody" style:family="paragraph">
      <style:text-properties fo:language="de" fo:country="DE"/>
    </style:style>
    <style:style style:name="P14" style:parent-style-name="Textbody" style:family="paragraph">
      <style:text-properties fo:language="de" fo:country="DE"/>
    </style:style>
    <style:style style:name="P15" style:parent-style-name="Textbody" style:family="paragraph">
      <style:text-properties fo:language="de" fo:country="DE"/>
    </style:style>
    <style:style style:name="P16" style:parent-style-name="Textbody" style:family="paragraph">
      <style:text-properties fo:language="de" fo:country="DE"/>
    </style:style>
    <style:style style:name="P17" style:parent-style-name="Textbody" style:family="paragraph">
      <style:text-properties fo:background-color="#FFF200" fo:language="de" fo:country="DE"/>
    </style:style>
    <style:style style:name="P18" style:parent-style-name="Überschrift2" style:family="paragraph">
      <style:text-properties fo:background-color="#FFF200" fo:language="de" fo:country="DE"/>
    </style:style>
    <style:style style:name="P19" style:parent-style-name="Textbody" style:family="paragraph">
      <style:text-properties fo:background-color="#FFF200" fo:language="de" fo:country="DE"/>
    </style:style>
    <style:style style:name="P20" style:parent-style-name="Überschrift1" style:family="paragraph">
      <style:text-properties fo:language="de" fo:country="DE"/>
    </style:style>
    <style:style style:name="P21" style:parent-style-name="Textbody" style:family="paragraph">
      <style:text-properties fo:language="de" fo:country="DE"/>
    </style:style>
    <style:style style:name="P22" style:parent-style-name="Textbody" style:family="paragraph">
      <style:text-properties fo:language="de" fo:country="DE"/>
    </style:style>
    <style:style style:name="P23" style:parent-style-name="Textbody" style:family="paragraph">
      <style:text-properties fo:language="de" fo:country="DE"/>
    </style:style>
    <style:style style:name="P24" style:parent-style-name="Textbody" style:family="paragraph">
      <style:text-properties fo:language="de" fo:country="DE"/>
    </style:style>
    <style:style style:name="P25" style:parent-style-name="Textbody" style:family="paragraph">
      <style:text-properties fo:background-color="#FFF200" fo:language="de" fo:country="DE"/>
    </style:style>
    <style:style style:name="P26" style:parent-style-name="Überschrift1" style:family="paragraph">
      <style:text-properties fo:language="de" fo:country="DE"/>
    </style:style>
    <style:style style:name="P27" style:parent-style-name="Textbody" style:family="paragraph">
      <style:text-properties fo:background-color="#FFF200" fo:language="de" fo:country="DE"/>
    </style:style>
    <style:style style:name="P28" style:parent-style-name="Überschrift1" style:family="paragraph">
      <style:text-properties fo:language="de" fo:country="DE"/>
    </style:style>
    <style:style style:name="T29" style:parent-style-name="Absatz-Standardschriftart" style:family="text">
      <style:text-properties fo:background-color="#FFF200" fo:language="de" fo:country="DE"/>
    </style:style>
    <style:style style:name="T30" style:parent-style-name="Absatz-Standardschriftart" style:family="text">
      <style:text-properties fo:background-color="#FFF200" fo:language="de" fo:country="DE"/>
    </style:style>
    <style:style style:name="T31" style:parent-style-name="Absatz-Standardschriftart" style:family="text">
      <style:text-properties fo:background-color="#FFF200"/>
    </style:style>
    <style:style style:name="P32" style:parent-style-name="Textbody" style:family="paragraph">
      <style:text-properties fo:background-color="#FFF200"/>
    </style:style>
  </office:automatic-styles>
  <office:body>
    <office:text text:use-soft-page-breaks="true">
      <text:p text:style-name="P1"><text:bookmark-start text:name="Aufgabe"/>Aufgabe 1: Schiebeparkplatz<text:bookmark-end text:name="Aufgabe"/></text:p>
      <text:p text:style-name="P2">Team-ID:<text:s/><text:bookmark-start text:name="TeamId"/>?????<text:bookmark-end text:name="TeamId"/></text:p>
      <text:p text:style-name="P3">Team: Teamname (oder dein Name)</text:p>
      <text:p text:style-name="P4">Bearbeiter/-innen dieser Aufgabe:<text:line-break/>Benedikt Biedermann, Kevin Bah, Leonie-Sophie Ilyuk, Nils Kettler, Ole Kettler, Dominik Pfeiffer, Shalina Rohdenburg, Jule<text:s/>Schlifke, Rebekka Schmidt</text:p>
      <text:p text:style-name="Untertitel">16. November 2021</text:p>
      <text:table-of-content text:name="_TOC3">
        <text:table-of-content-source text:outline-level="9" text:use-outline-level="true" text:use-index-marks="tru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Standard">
            <text:index-entry-link-start/>
            <text:index-entry-text/>
            <text:index-entry-tab-stop style:leader-char="." style:type="right"/>
            <text:index-entry-page-number/>
            <text:index-entry-link-end/>
          </text:table-of-content-entry-template>
          <text:table-of-content-entry-template text:outline-level="4" text:style-name="Standard">
            <text:index-entry-link-start/>
            <text:index-entry-text/>
            <text:index-entry-tab-stop style:leader-char="." style:type="right"/>
            <text:index-entry-page-number/>
            <text:index-entry-link-end/>
          </text:table-of-content-entry-template>
          <text:table-of-content-entry-template text:outline-level="5" text:style-name="Standard">
            <text:index-entry-link-start/>
            <text:index-entry-text/>
            <text:index-entry-tab-stop style:leader-char="." style:type="right"/>
            <text:index-entry-page-number/>
            <text:index-entry-link-end/>
          </text:table-of-content-entry-template>
          <text:table-of-content-entry-template text:outline-level="6" text:style-name="Standard">
            <text:index-entry-link-start/>
            <text:index-entry-text/>
            <text:index-entry-tab-stop style:leader-char="." style:type="right"/>
            <text:index-entry-page-number/>
            <text:index-entry-link-end/>
          </text:table-of-content-entry-template>
          <text:table-of-content-entry-template text:outline-level="7" text:style-name="Standard">
            <text:index-entry-link-start/>
            <text:index-entry-text/>
            <text:index-entry-tab-stop style:leader-char="." style:type="right"/>
            <text:index-entry-page-number/>
            <text:index-entry-link-end/>
          </text:table-of-content-entry-template>
          <text:table-of-content-entry-template text:outline-level="8" text:style-name="Standard">
            <text:index-entry-link-start/>
            <text:index-entry-text/>
            <text:index-entry-tab-stop style:leader-char="." style:type="right"/>
            <text:index-entry-page-number/>
            <text:index-entry-link-end/>
          </text:table-of-content-entry-template>
          <text:table-of-content-entry-template text:outline-level="9" text:style-name="Standard">
            <text:index-entry-link-start/>
            <text:index-entry-text/>
            <text:index-entry-tab-stop style:leader-char="." style:type="right"/>
            <text:index-entry-page-number/>
            <text:index-entry-link-end/>
          </text:table-of-content-entry-template>
        </text:table-of-content-source>
        <text:index-body>
          <text:p text:style-name="P5">Inhaltsverzeichnis</text:p>
          <text:p text:style-name="Contents1"><text:a xlink:href="#__RefHeading___Toc2232_4178761632" office:target-frame-name="_top" xlink:show="replace">Lösungsidee<text:tab/>1</text:a></text:p>
          <text:p text:style-name="Contents1"><text:a xlink:href="#__RefHeading___Toc2234_4178761632" office:target-frame-name="_top" xlink:show="replace">Umsetzung<text:tab/>1</text:a></text:p>
          <text:p text:style-name="Contents1"><text:a xlink:href="#__RefHeading___Toc2236_4178761632" office:target-frame-name="_top" xlink:show="replace">Beispiele<text:tab/>2</text:a></text:p>
          <text:p text:style-name="Contents1"><text:a xlink:href="#__RefHeading___Toc2238_4178761632" office:target-frame-name="_top" xlink:show="replace">Quellcode<text:tab/>2</text:a></text:p>
        </text:index-body>
      </text:table-of-content>
      <text:p text:style-name="Textbody"><text:span text:style-name="T6">Anleitung: Trage oben die Aufgabennummer, die Team-ID, den Team-Namen und alle Bearbeiter/-innen dieser Aufgabe mit Vor- und Namen</text:span><text:span text:style-name="T7"><text:s/>ein. Vergiss nicht, auch den Aufgabennamen anzupassen (statt „LibreOffice-Dokument“)!</text:span></text:p>
      <text:p text:style-name="P8">Drücke dann F9 zur Aktualisierung, lösche diese Anleitung und lege los :)</text:p>
      <text:p text:style-name="P9">Wenn du neue Überschriften einfügst, solltest du das Inhaltsverzeichnis mittels Rechtsklick aktualisieren.</text:p>
      <text:p text:style-name="P10">Die gelb hinterlegten Texte, die hier bereits stehen, geben ein paar Hinweise zur Einsendung. Du solltest sie aber in deiner Einsendung wieder entfernen!</text:p>
      <text:h text:style-name="P11" text:outline-level="1"><text:bookmark-start text:name="__RefHeading___Toc2232_4178761632"/>Lösungsidee<text:bookmark-end text:name="__RefHeading___Toc2232_4178761632"/></text:h>
      <text:list text:style-name="LFO2" text:continue-numbering="true">
        <text:list-item>
          <text:p text:style-name="P12">Mithilfe der Beispieldaten wird ein Parkplatz erstellt, der aus zwei Reihen besteht. In der oberen Reihe stehen die Autos, die ausgeparkt werden sollen, in der unteren befinden sich die Autos, die verschoben werden können, um den Weg freizugeben.</text:p>
        </text:list-item>
        <text:list-item>
          <text:p text:style-name="P13">Zu Beginn wird sich jedes Auto nacheinander angeschaut und geprüft, ob dies bereits ausparken kann, oder ob eines der Schiebeautos verschoben werden muss. Je nachdem, ob das Auto von dem vorderen oder hinteren Teil des Schiebeautos blockiert wird, wird entschieden, in welche Richtung (rechts oder links) das Schiebeauto zunächst verschoben werden soll, um den geringsten Aufwand zu haben.</text:p>
        </text:list-item>
        <text:list-item>
          <text:p text:style-name="P14">Bevor das Schiebeauto tatsächlich bewegt wird, wird geprüft, ob es überhaupt in beide Richtungen genug Platz dafür gibt. Für den Fall, dass es sich um ein Schiebeauto handelt, das am Rand des Parkplatzes steht, gibt es dann nur noch die Möglichkeit, es in eine Richtung zu verschieben. Steht ein anderes Schiebeauto daneben, das den Weg blockiert,<text:s/>wird dies zuerst verschoben und danach folgt das Schiebeauto, das den Weg für das ausparkende Auto blockiert. Dieser Vorgang geschieht so lange, bis der Weg für das Auto freigemacht wurde. Falls neben dem Schiebeauto bereits genügend Platz ist, wird es auf kürzestem Wege verschoben, sodass das Auto direkt ausparken kann.</text:p>
        </text:list-item>
        <text:list-item>
          <text:p text:style-name="P15">Für den Fall, dass während dem Schiebevorgang eine Grenze erreicht wird, wird die Schieberichtung verändert und es wird versucht, die Autos nun auf der anderen Seite zu bewegen.</text:p>
        </text:list-item>
        <text:list-item>
          <text:p text:style-name="P16">Sobald ein Auto frei ist, entsteht eine Ausgabe, die angibt, welche Autos wie weit und in welche Richtung verschoben werden müssen, um den Weg für das ausparkende Auto freizugeben.</text:p>
        </text:list-item>
      </text:list>
      <text:p text:style-name="P17">Die Idee der Lösung sollte hieraus vollkommen ersichtlich werden, ohne<text:s/>dass auf die eigentliche Implementierung Bezug genommen wird.</text:p>
      <text:h text:style-name="P18" text:outline-level="2">Unterüberschriften</text:h>
      <text:p text:style-name="P19">Wenn nötig, füge sinnvoll formatierte Unterpunkte ein, indem du die Formatvorlage „Überschrift 2“ (oder „Heading 2“) anwendest. Vergiss nicht, das Inhaltsverzeichnis anschließend wieder mittels Rechtsklick zu aktualisieren.</text:p>
      <text:h text:style-name="P20" text:outline-level="1"><text:bookmark-start text:name="__RefHeading___Toc2234_4178761632"/>Umsetzung<text:bookmark-end text:name="__RefHeading___Toc2234_4178761632"/></text:h>
      <text:list text:style-name="LFO2" text:continue-numbering="true">
        <text:list-item>
          <text:p text:style-name="P21">Jedes auszuparkende Auto wird einer zweidimensionalen Liste hinzugefügt, die aus den verschiedenen Parklücken besteht. Jede Parklücke enthält den Buchstaben des Autos, das dort parkt und einem weiteren Wert, der angibt, ob das Auto blockiert wird und wenn ja, von welchem Schiebeauto es blockiert wird.<text:s/></text:p>
        </text:list-item>
        <text:list-item>
          <text:p text:style-name="P22">Mithilfe eines for-Loops wird jede Parklücke einzeln angeschaut und geprüft, ob das dort stehende Auto bereits ausparken kann oder nicht. Falls ja, wird direkt ausgegeben, dass das Auto frei ist und der Loop geht weiter mit dem nächsten Auto. Wenn dies von einem Schiebeauto blockiert wird, folgt eine Überprüfung, ob es sich um ein Randauto oder ein Auto in der Mitte handelt. Daraus kann darauf geschlossen werden, ob die linke oder die rechte Seite des Autos im Weg steht. Bei den Autos in der Mitte des Parkplatzes wird dies mithilfe einer weiteren if/elif-Abfrage herausgefunden. Als Fixpunkt der Schiebeautos wird immer die linke Seite festgelegt. Von diesem Punkt aus werden die Autos entweder nach rechts oder links verschoben.</text:p>
        </text:list-item>
        <text:list-item>
          <text:p text:style-name="P23">Bevor das Auto tatsächlich verschoben wird, wird eine Funktion aufgerufen, die mithilfe von Try und Except prüft, ob der geplante Zug durch eine Grenze behindert wird. Falls keine Grenze auftaucht, wird zudem überprüft, ob ein anderes Auto in die Quere kommt. Die Funktion gibt schließlich zwei bool-Werte aus, die dazu genutzt werden, auf jede Situation passend zu reagieren. Für den Fall, dass es weder einen Zusammenstoß mit der Grenze noch mit einem anderen Auto gibt, wird das Schiebeauto direkt verschoben. Da all dies in einem while-Loop geschieht, wird das aktuelle Schiebeauto bei jedem Durchlauf nur um eine Stelle verschoben, bis der Loop zu False wird und die schlussendliche Print-Ausgabe gemacht wird. Wenn jedoch eine Grenze auftaucht, die verhindert, dass die Schiebeautos weiter verschoben werden können, wird automatisch die Schieberichtung geändert und das Schiebeauto wird erneut soweit verschoben wie nötig, um das Auto ausparken zu lassen. Da es nun vorkommen kann, dass nach dem einmaligen Verschieben oder bereits zu Beginn ein anderes Schiebeauto das Weiterschieben behindert, wurde eine rekursive Funktion erstellt. Diese prüft jedes im Weg stehende Auto und verschiebt dann das letzte dieser Reihe, sodass alle anderen nachrücken können. Auch dies geschieht, bis das ausparkende Auto frei ist. Die Autos, die bewegt werden müssen, werden in einer Liste/Dictionary gespeichert und am Ende in der richtigen Formatierung ausgegeben.</text:p>
        </text:list-item>
      </text:list>
      <text:p text:style-name="P24"/>
      <text:p text:style-name="P25">Hier wird kurz erläutert, wie die Lösungsidee im Programm tatsächlich umgesetzt wurde. Hier können auch Implementierungsdetails erwähnt werden.</text:p>
      <text:h text:style-name="P26" text:outline-level="1"><text:bookmark-start text:name="__RefHeading___Toc2236_4178761632"/>Beispiele<text:bookmark-end text:name="__RefHeading___Toc2236_4178761632"/></text:h>
      <text:p text:style-name="P27">Genügend Beispiele einbinden! Die Beispiele<text:s/>von den BWINF-Webseiten sollten hier diskutiert werden, aber auch eigene Beispiele sind sehr gut – besonders wenn sie Spezialfälle abdecken. Bitte jedoch nicht 30 Seiten Programmausgabe hier einfügen!</text:p>
      <text:h text:style-name="P28" text:outline-level="1"><text:bookmark-start text:name="__RefHeading___Toc2238_4178761632"/>Quellcode<text:bookmark-end text:name="__RefHeading___Toc2238_4178761632"/></text:h>
      <text:p text:style-name="Textbody"><text:span text:style-name="T29">Unwichtige Teile des Programms sollen<text:s/></text:span><text:span text:style-name="T30">hier nicht abgedruckt werden.<text:s/></text:span><text:span text:style-name="T31">Dieser Teil sollte nicht mehr als 2–3 Seiten umfassen, maximal 10.</text:span></text:p>
      <text:p text:style-name="P3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FreeSans" svg:font-family="FreeSans"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AR PL SungtiL GB"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default-outline-level="2">
      <style:text-properties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Untertitel" style:display-name="Untertitel" style:family="paragraph" style:parent-style-name="Heading" style:next-style-name="Textbody">
      <style:paragraph-properties fo:text-align="center" fo:margin-top="0.0416in"/>
      <style:text-properties fo:font-size="18pt" style:font-size-asian="18pt" style:font-size-complex="18pt" fo:hyphenate="false"/>
    </style:style>
    <style:style style:name="Indexüberschrift" style:display-name="Indexüberschrift"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Sprechblasentext" style:display-name="Sprechblasentext" style:family="paragraph" style:parent-style-name="Standard">
      <style:text-properties style:font-name="Tahoma" style:font-name-asian="Mangal" style:font-name-complex="Tahoma" fo:font-size="8pt" style:font-size-asian="8pt" style:language-asian="hi" style:country-asian="IN" fo:hyphenate="false"/>
    </style:style>
    <style:style style:name="Verzeichnis2" style:display-name="Verzeichnis 2" style:family="paragraph">
      <style:paragraph-properties fo:margin-left="0.1965in">
        <style:tab-stops>
          <style:tab-stop style:type="right" style:leader-style="dotted" style:leader-text="." style:position="6.2701in"/>
        </style:tab-stops>
      </style:paragraph-properties>
      <style:text-properties style:font-name-asian="FreeSans" style:font-name-complex="Liberation Serif" fo:font-size="10pt" style:font-size-asian="10pt" style:language-asian="hi" style:country-asian="IN" fo:hyphenate="false"/>
    </style:style>
    <style:style style:name="Verzeichnis1" style:display-name="Verzeichnis 1" style:family="paragraph">
      <style:paragraph-properties>
        <style:tab-stops>
          <style:tab-stop style:type="right" style:leader-style="dotted" style:leader-text="." style:position="6.2701in"/>
        </style:tab-stops>
      </style:paragraph-properties>
      <style:text-properties style:font-name-asian="FreeSans" style:font-name-complex="Liberation Serif" fo:font-size="10pt" style:font-size-asian="10pt" style:language-asian="hi" style:country-asian="IN" fo:hyphenate="false"/>
    </style:style>
    <style:style style:name="RGV-Überschrift" style:display-name="RGV-Überschrift" style:family="paragraph">
      <style:paragraph-properties fo:keep-with-next="always" fo:margin-top="0.1666in" fo:margin-bottom="0.0833in"/>
      <style:text-properties style:font-name-asian="FreeSans" style:font-name-complex="Liberation Serif" fo:font-weight="bold" style:font-weight-asian="bold" fo:font-size="16pt" style:font-size-asian="16pt" style:language-asian="hi" style:country-asian="IN"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Kopfzeile" style:display-name="Kopf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SprechblasentextZchn" style:display-name="Sprechblasentext Zchn" style:family="text">
      <style:text-properties style:font-name="Tahoma" style:font-name-asian="Mangal" style:font-name-complex="Tahoma" style:letter-kerning="true" fo:font-size="8pt" style:font-size-asian="8pt" style:language-asian="hi" style:country-asian="IN"/>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text:list-style style:name="WWNum1" style:display-name="WWNum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style:font-name="Liberation Serif" style:font-name-asian="AR PL SungtiL GB" style:font-name-complex="Lohit Devanaga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402in"/>
      </style:header-style>
      <style:footer-style>
        <style:header-footer-properties style:dynamic-spacing="true" fo:min-height="0.2402in"/>
      </style:footer-style>
    </style:page-layout>
  </office:automatic-styles>
  <office:master-styles>
    <style:master-page style:name="MPF0" style:page-layout-name="PL0">
      <style:header>
        <text:p text:style-name="Kopfzeile"><text:bookmark-ref text:ref-name="Aufgabe" text:reference-format="text">Aufgabe 3: Würfelglück</text:bookmark-ref><text:tab/><text:tab/>Team-ID:<text:s/><text:bookmark-ref text:ref-name="TeamId" text:reference-format="text">?????</text:bookmark-ref></text:p>
      </style:header>
      <style:footer>
        <text:p text:style-name="Fußzeile"><text:tab/><text:page-number text:fixed="false">2</text:page-number>/<text:page-count>2</text:page-count></text:p>
      </style:footer>
      <style:header-first>
        <text:p text:style-name="Kopfzeile"/>
      </style:header-first>
      <style:footer-first>
        <text:p text:style-name="Fußzeile"><text:tab/><text:page-number text:fixed="false">1</text:page-number>/<text:page-count>2</text:page-count></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Shalina Rohdenburg</dc:creator>
    <meta:creation-date>2021-11-16T07:32:00Z</meta:creation-date>
    <dc:date>2021-11-19T15:17:00Z</dc:date>
    <meta:template xlink:href="Normal" xlink:type="simple"/>
    <meta:editing-cycles>5</meta:editing-cycles>
    <meta:editing-duration>PT0S</meta:editing-duration>
    <meta:document-statistic meta:page-count="1" meta:paragraph-count="12" meta:word-count="859" meta:character-count="6262" meta:row-count="45" meta:non-whitespace-character-count="5415"/>
  </office:meta>
</office:document-meta>
</file>